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18.163cm" svg:y="44.802cm">
            <draw:object draw:notify-on-update-of-ranges="Feuille1.A1:Feuille1.A125 Feuille1.B1:Feuille1.B125 Feuille1.C1:Feuille1.C125 Feuille1.D1:Feuille1.D125 Feuille1.E1:Feuille1.E125 Feuille1.F1:Feuille1.F125 Feuille1.G1:Feuille1.G125 Feuille1.H1:Feuille1.H1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0.03816" calcext:value-type="float">
            <text:p>0,03816</text:p>
          </table:table-cell>
          <table:table-cell office:value-type="float" office:value="0.2" calcext:value-type="float">
            <text:p>0,2</text:p>
          </table:table-cell>
          <table:table-cell office:value-type="float" office:value="5.65297" calcext:value-type="float">
            <text:p>5,65297</text:p>
          </table:table-cell>
          <table:table-cell office:value-type="float" office:value="0.2" calcext:value-type="float">
            <text:p>0,2</text:p>
          </table:table-cell>
          <table:table-cell office:value-type="float" office:value="47.2828" calcext:value-type="float">
            <text:p>47,2828</text:p>
          </table:table-cell>
          <table:table-cell office:value-type="float" office:value="0.2" calcext:value-type="float">
            <text:p>0,2</text:p>
          </table:table-cell>
          <table:table-cell office:value-type="float" office:value="45" calcext:value-type="float">
            <text:p>45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float" office:value="0.269264" calcext:value-type="float">
            <text:p>0,269264</text:p>
          </table:table-cell>
          <table:table-cell office:value-type="float" office:value="0.4" calcext:value-type="float">
            <text:p>0,4</text:p>
          </table:table-cell>
          <table:table-cell office:value-type="float" office:value="7.68994" calcext:value-type="float">
            <text:p>7,68994</text:p>
          </table:table-cell>
          <table:table-cell office:value-type="float" office:value="0.4" calcext:value-type="float">
            <text:p>0,4</text:p>
          </table:table-cell>
          <table:table-cell office:value-type="float" office:value="68.2462" calcext:value-type="float">
            <text:p>68,2462</text:p>
          </table:table-cell>
          <table:table-cell office:value-type="float" office:value="0.4" calcext:value-type="float">
            <text:p>0,4</text:p>
          </table:table-cell>
          <table:table-cell office:value-type="float" office:value="45" calcext:value-type="float">
            <text:p>45</text:p>
          </table:table-cell>
          <table:table-cell office:value-type="float" office:value="0.016" calcext:value-type="float">
            <text:p>0,016</text:p>
          </table:table-cell>
        </table:table-row>
        <table:table-row table:style-name="ro1">
          <table:table-cell office:value-type="float" office:value="1.5944" calcext:value-type="float">
            <text:p>1,5944</text:p>
          </table:table-cell>
          <table:table-cell office:value-type="float" office:value="0.6" calcext:value-type="float">
            <text:p>0,6</text:p>
          </table:table-cell>
          <table:table-cell office:value-type="float" office:value="8.07786" calcext:value-type="float">
            <text:p>8,07786</text:p>
          </table:table-cell>
          <table:table-cell office:value-type="float" office:value="0.6" calcext:value-type="float">
            <text:p>0,6</text:p>
          </table:table-cell>
          <table:table-cell office:value-type="float" office:value="73.8329" calcext:value-type="float">
            <text:p>73,8329</text:p>
          </table:table-cell>
          <table:table-cell office:value-type="float" office:value="0.6" calcext:value-type="float">
            <text:p>0,6</text:p>
          </table:table-cell>
          <table:table-cell office:value-type="float" office:value="45" calcext:value-type="float">
            <text:p>45</text:p>
          </table:table-cell>
          <table:table-cell office:value-type="float" office:value="0.024" calcext:value-type="float">
            <text:p>0,024</text:p>
          </table:table-cell>
        </table:table-row>
        <table:table-row table:style-name="ro1">
          <table:table-cell office:value-type="float" office:value="2.11875" calcext:value-type="float">
            <text:p>2,11875</text:p>
          </table:table-cell>
          <table:table-cell office:value-type="float" office:value="0.8" calcext:value-type="float">
            <text:p>0,8</text:p>
          </table:table-cell>
          <table:table-cell office:value-type="float" office:value="31.1187" calcext:value-type="float">
            <text:p>31,1187</text:p>
          </table:table-cell>
          <table:table-cell office:value-type="float" office:value="0.8" calcext:value-type="float">
            <text:p>0,8</text:p>
          </table:table-cell>
          <table:table-cell office:value-type="float" office:value="284.452" calcext:value-type="float">
            <text:p>284,452</text:p>
          </table:table-cell>
          <table:table-cell office:value-type="float" office:value="0.8" calcext:value-type="float">
            <text:p>0,8</text:p>
          </table:table-cell>
          <table:table-cell office:value-type="float" office:value="45" calcext:value-type="float">
            <text:p>45</text:p>
          </table:table-cell>
          <table:table-cell office:value-type="float" office:value="0.032" calcext:value-type="float">
            <text:p>0,032</text:p>
          </table:table-cell>
        </table:table-row>
        <table:table-row table:style-name="ro1">
          <table:table-cell office:value-type="float" office:value="3.86898" calcext:value-type="float">
            <text:p>3,86898</text:p>
          </table:table-cell>
          <table:table-cell office:value-type="float" office:value="1" calcext:value-type="float">
            <text:p>1</text:p>
          </table:table-cell>
          <table:table-cell office:value-type="float" office:value="49.0621" calcext:value-type="float">
            <text:p>49,06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048" calcext:value-type="float">
            <text:p>0,048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056" calcext:value-type="float">
            <text:p>0,056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064" calcext:value-type="float">
            <text:p>0,064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072" calcext:value-type="float">
            <text:p>0,072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088" calcext:value-type="float">
            <text:p>0,088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096" calcext:value-type="float">
            <text:p>0,096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104" calcext:value-type="float">
            <text:p>0,104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112" calcext:value-type="float">
            <text:p>0,112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128" calcext:value-type="float">
            <text:p>0,128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136" calcext:value-type="float">
            <text:p>0,136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144" calcext:value-type="float">
            <text:p>0,144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152" calcext:value-type="float">
            <text:p>0,152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168" calcext:value-type="float">
            <text:p>0,168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176" calcext:value-type="float">
            <text:p>0,176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184" calcext:value-type="float">
            <text:p>0,184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192" calcext:value-type="float">
            <text:p>0,192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208" calcext:value-type="float">
            <text:p>0,208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216" calcext:value-type="float">
            <text:p>0,216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224" calcext:value-type="float">
            <text:p>0,224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232" calcext:value-type="float">
            <text:p>0,232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248" calcext:value-type="float">
            <text:p>0,248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256" calcext:value-type="float">
            <text:p>0,256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264" calcext:value-type="float">
            <text:p>0,264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272" calcext:value-type="float">
            <text:p>0,272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288" calcext:value-type="float">
            <text:p>0,288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296" calcext:value-type="float">
            <text:p>0,296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304" calcext:value-type="float">
            <text:p>0,304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312" calcext:value-type="float">
            <text:p>0,312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328" calcext:value-type="float">
            <text:p>0,328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336" calcext:value-type="float">
            <text:p>0,336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344" calcext:value-type="float">
            <text:p>0,344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352" calcext:value-type="float">
            <text:p>0,352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368" calcext:value-type="float">
            <text:p>0,368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376" calcext:value-type="float">
            <text:p>0,376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384" calcext:value-type="float">
            <text:p>0,384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392" calcext:value-type="float">
            <text:p>0,392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408" calcext:value-type="float">
            <text:p>0,408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416" calcext:value-type="float">
            <text:p>0,416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424" calcext:value-type="float">
            <text:p>0,424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432" calcext:value-type="float">
            <text:p>0,432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448" calcext:value-type="float">
            <text:p>0,448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456" calcext:value-type="float">
            <text:p>0,456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464" calcext:value-type="float">
            <text:p>0,464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472" calcext:value-type="float">
            <text:p>0,472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488" calcext:value-type="float">
            <text:p>0,488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496" calcext:value-type="float">
            <text:p>0,496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504" calcext:value-type="float">
            <text:p>0,504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512" calcext:value-type="float">
            <text:p>0,512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528" calcext:value-type="float">
            <text:p>0,528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536" calcext:value-type="float">
            <text:p>0,536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544" calcext:value-type="float">
            <text:p>0,544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552" calcext:value-type="float">
            <text:p>0,552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568" calcext:value-type="float">
            <text:p>0,568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576" calcext:value-type="float">
            <text:p>0,576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584" calcext:value-type="float">
            <text:p>0,584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592" calcext:value-type="float">
            <text:p>0,592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608" calcext:value-type="float">
            <text:p>0,608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616" calcext:value-type="float">
            <text:p>0,616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624" calcext:value-type="float">
            <text:p>0,624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632" calcext:value-type="float">
            <text:p>0,632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648" calcext:value-type="float">
            <text:p>0,648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656" calcext:value-type="float">
            <text:p>0,656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664" calcext:value-type="float">
            <text:p>0,664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672" calcext:value-type="float">
            <text:p>0,672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68" calcext:value-type="float">
            <text:p>0,68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688" calcext:value-type="float">
            <text:p>0,688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696" calcext:value-type="float">
            <text:p>0,696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704" calcext:value-type="float">
            <text:p>0,704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712" calcext:value-type="float">
            <text:p>0,712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728" calcext:value-type="float">
            <text:p>0,728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736" calcext:value-type="float">
            <text:p>0,736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744" calcext:value-type="float">
            <text:p>0,744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752" calcext:value-type="float">
            <text:p>0,752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768" calcext:value-type="float">
            <text:p>0,768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776" calcext:value-type="float">
            <text:p>0,776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784" calcext:value-type="float">
            <text:p>0,784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792" calcext:value-type="float">
            <text:p>0,792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808" calcext:value-type="float">
            <text:p>0,808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816" calcext:value-type="float">
            <text:p>0,816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824" calcext:value-type="float">
            <text:p>0,824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832" calcext:value-type="float">
            <text:p>0,832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848" calcext:value-type="float">
            <text:p>0,848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856" calcext:value-type="float">
            <text:p>0,856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864" calcext:value-type="float">
            <text:p>0,864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872" calcext:value-type="float">
            <text:p>0,872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888" calcext:value-type="float">
            <text:p>0,888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896" calcext:value-type="float">
            <text:p>0,896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904" calcext:value-type="float">
            <text:p>0,904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912" calcext:value-type="float">
            <text:p>0,912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928" calcext:value-type="float">
            <text:p>0,928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936" calcext:value-type="float">
            <text:p>0,936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944" calcext:value-type="float">
            <text:p>0,944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952" calcext:value-type="float">
            <text:p>0,952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96" calcext:value-type="float">
            <text:p>0,96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968" calcext:value-type="float">
            <text:p>0,968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976" calcext:value-type="float">
            <text:p>0,976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984" calcext:value-type="float">
            <text:p>0,984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992" calcext:value-type="float">
            <text:p>0,992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 style:data-style-name="N2" text:time-value="14:33:54.6029043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16:29:56.208084403</meta:creation-date>
    <dc:date>2017-05-17T14:36:36.213146493</dc:date>
    <meta:editing-duration>PT2M34S</meta:editing-duration>
    <meta:editing-cycles>3</meta:editing-cycles>
    <meta:generator>LibreOffice/4.2.8.2$Linux_X86_64 LibreOffice_project/420m0$Build-2</meta:generator>
    <meta:document-statistic meta:table-count="1" meta:cell-count="2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01" chart:maximum="45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19cm" svg:y="3.428cm" style:legend-expansion="high" chart:style-name="ch2"/>
        <chart:plot-area chart:style-name="ch3" table:cell-range-address="Feuille1.A1:Feuille1.B125 Feuille1.D1:Feuille1.D125 Feuille1.F1:Feuille1.F125 Feuille1.H1:Feuille1.H125" chart:data-source-has-labels="row" svg:x="1.332cm" svg:y="0.18cm" svg:width="11.167cm" svg:height="7.658cm">
          <chartooo:coordinate-region svg:x="2.071cm" svg:y="0.386cm" svg:width="10.428cm" svg:height="6.792cm"/>
          <chart:axis chart:dimension="x" chart:name="primary-x" chart:style-name="ch4">
            <chart:title svg:x="5.959cm" svg:y="8.019cm" chart:style-name="ch5">
              <text:p>time(second)</text:p>
            </chart:title>
          </chart:axis>
          <chart:axis chart:dimension="y" chart:name="primary-y" chart:style-name="ch6">
            <chart:title svg:x="0.451cm" svg:y="4.643cm" chart:style-name="ch7">
              <text:p>P(solve)</text:p>
            </chart:title>
            <chart:grid chart:style-name="ch8" chart:class="major"/>
          </chart:axis>
          <chart:series chart:style-name="ch9" chart:values-cell-range-address="Feuille1.B1:Feuille1.B125" chart:label-cell-address="&quot;2%&quot;" chart:class="chart:scatter">
            <chart:domain table:cell-range-address="Feuille1.A1:Feuille1.A125"/>
            <chart:data-point chart:repeated="125"/>
          </chart:series>
          <chart:series chart:style-name="ch10" chart:values-cell-range-address="Feuille1.D1:Feuille1.D125" chart:label-cell-address="&quot;1%&quot;" chart:class="chart:scatter">
            <chart:domain table:cell-range-address="Feuille1.C1:Feuille1.C125"/>
            <chart:data-point chart:repeated="125"/>
          </chart:series>
          <chart:series chart:style-name="ch11" chart:values-cell-range-address="Feuille1.F1:Feuille1.F125" chart:label-cell-address="&quot;0,5%&quot;" chart:class="chart:scatter">
            <chart:domain table:cell-range-address="Feuille1.E1:Feuille1.E125"/>
            <chart:data-point chart:repeated="125"/>
          </chart:series>
          <chart:series chart:style-name="ch12" chart:values-cell-range-address="Feuille1.H1:Feuille1.H125" chart:label-cell-address="&quot;normal stop&quot;" chart:class="chart:scatter">
            <chart:domain table:cell-range-address="Feuille1.G1:Feuille1.G125"/>
            <chart:data-point chart:repeated="1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2%</text:p>
              </table:table-cell>
              <table:table-cell office:value-type="string">
                <text:p>Colonne C</text:p>
              </table:table-cell>
              <table:table-cell office:value-type="string">
                <text:p>1%</text:p>
              </table:table-cell>
              <table:table-cell office:value-type="string">
                <text:p>Colonne E</text:p>
              </table:table-cell>
              <table:table-cell office:value-type="string">
                <text:p>0,5%</text:p>
              </table:table-cell>
              <table:table-cell office:value-type="string">
                <text:p>Colonne G</text:p>
              </table:table-cell>
              <table:table-cell office:value-type="string">
                <text:p>normal sto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816">
                <text:p>0.03816</text:p>
                <draw:g>
                  <svg:desc>Feuille1.A1:Feuille1.A125</svg:desc>
                </draw:g>
              </table:table-cell>
              <table:table-cell office:value-type="float" office:value="0.2">
                <text:p>0.2</text:p>
                <draw:g>
                  <svg:desc>Feuille1.B1:Feuille1.B125</svg:desc>
                </draw:g>
              </table:table-cell>
              <table:table-cell office:value-type="float" office:value="5.65297">
                <text:p>5.65297</text:p>
                <draw:g>
                  <svg:desc>Feuille1.C1:Feuille1.C125</svg:desc>
                </draw:g>
              </table:table-cell>
              <table:table-cell office:value-type="float" office:value="0.2">
                <text:p>0.2</text:p>
                <draw:g>
                  <svg:desc>Feuille1.D1:Feuille1.D125</svg:desc>
                </draw:g>
              </table:table-cell>
              <table:table-cell office:value-type="float" office:value="47.2828">
                <text:p>47.2828</text:p>
                <draw:g>
                  <svg:desc>Feuille1.E1:Feuille1.E125</svg:desc>
                </draw:g>
              </table:table-cell>
              <table:table-cell office:value-type="float" office:value="0.2">
                <text:p>0.2</text:p>
                <draw:g>
                  <svg:desc>Feuille1.F1:Feuille1.F125</svg:desc>
                </draw:g>
              </table:table-cell>
              <table:table-cell office:value-type="float" office:value="45">
                <text:p>45</text:p>
                <draw:g>
                  <svg:desc>Feuille1.G1:Feuille1.G125</svg:desc>
                </draw:g>
              </table:table-cell>
              <table:table-cell office:value-type="float" office:value="0.008">
                <text:p>0.008</text:p>
                <draw:g>
                  <svg:desc>Feuille1.H1:Feuille1.H1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69264">
                <text:p>0.269264</text:p>
              </table:table-cell>
              <table:table-cell office:value-type="float" office:value="0.4">
                <text:p>0.4</text:p>
              </table:table-cell>
              <table:table-cell office:value-type="float" office:value="7.68994">
                <text:p>7.68994</text:p>
              </table:table-cell>
              <table:table-cell office:value-type="float" office:value="0.4">
                <text:p>0.4</text:p>
              </table:table-cell>
              <table:table-cell office:value-type="float" office:value="68.2462">
                <text:p>68.2462</text:p>
              </table:table-cell>
              <table:table-cell office:value-type="float" office:value="0.4">
                <text:p>0.4</text:p>
              </table:table-cell>
              <table:table-cell office:value-type="float" office:value="45">
                <text:p>45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944">
                <text:p>1.5944</text:p>
              </table:table-cell>
              <table:table-cell office:value-type="float" office:value="0.6">
                <text:p>0.6</text:p>
              </table:table-cell>
              <table:table-cell office:value-type="float" office:value="8.07786">
                <text:p>8.07786</text:p>
              </table:table-cell>
              <table:table-cell office:value-type="float" office:value="0.6">
                <text:p>0.6</text:p>
              </table:table-cell>
              <table:table-cell office:value-type="float" office:value="73.8329">
                <text:p>73.8329</text:p>
              </table:table-cell>
              <table:table-cell office:value-type="float" office:value="0.6">
                <text:p>0.6</text:p>
              </table:table-cell>
              <table:table-cell office:value-type="float" office:value="45">
                <text:p>45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1875">
                <text:p>2.11875</text:p>
              </table:table-cell>
              <table:table-cell office:value-type="float" office:value="0.8">
                <text:p>0.8</text:p>
              </table:table-cell>
              <table:table-cell office:value-type="float" office:value="31.1187">
                <text:p>31.1187</text:p>
              </table:table-cell>
              <table:table-cell office:value-type="float" office:value="0.8">
                <text:p>0.8</text:p>
              </table:table-cell>
              <table:table-cell office:value-type="float" office:value="284.452">
                <text:p>284.452</text:p>
              </table:table-cell>
              <table:table-cell office:value-type="float" office:value="0.8">
                <text:p>0.8</text:p>
              </table:table-cell>
              <table:table-cell office:value-type="float" office:value="45">
                <text:p>45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86898">
                <text:p>3.86898</text:p>
              </table:table-cell>
              <table:table-cell office:value-type="float" office:value="1">
                <text:p>1</text:p>
              </table:table-cell>
              <table:table-cell office:value-type="float" office:value="49.0621">
                <text:p>49.062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296">
                <text:p>0.2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304">
                <text:p>0.3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408">
                <text:p>0.4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416">
                <text:p>0.4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424">
                <text:p>0.4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456">
                <text:p>0.4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464">
                <text:p>0.4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472">
                <text:p>0.4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488">
                <text:p>0.4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496">
                <text:p>0.4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504">
                <text:p>0.5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512">
                <text:p>0.5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528">
                <text:p>0.5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544">
                <text:p>0.5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552">
                <text:p>0.5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568">
                <text:p>0.5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592">
                <text:p>0.5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608">
                <text:p>0.6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616">
                <text:p>0.6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624">
                <text:p>0.6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632">
                <text:p>0.6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648">
                <text:p>0.6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672">
                <text:p>0.6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688">
                <text:p>0.6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696">
                <text:p>0.6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704">
                <text:p>0.7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728">
                <text:p>0.7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744">
                <text:p>0.7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752">
                <text:p>0.7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768">
                <text:p>0.7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824">
                <text:p>0.8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856">
                <text:p>0.8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864">
                <text:p>0.8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872">
                <text:p>0.8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944">
                <text:p>0.9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952">
                <text:p>0.9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976">
                <text:p>0.9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992">
                <text:p>0.9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